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office:font-face-decls>
  <office:automatic-styles>
    <style:style style:name="P1" style:family="paragraph" style:parent-style-name="paragraph">
      <style:paragraph-properties fo:margin-top="0in" fo:margin-bottom="0in" style:contextual-spacing="false" fo:text-align="start" style:justify-single-word="false" style:vertical-align="baseline"/>
      <style:text-properties officeooo:paragraph-rsid="001a9069"/>
    </style:style>
    <style:style style:name="P2" style:family="paragraph" style:parent-style-name="Text_20_body">
      <style:paragraph-properties fo:margin-top="0in" fo:margin-bottom="0in" style:contextual-spacing="false" fo:text-align="start" style:justify-single-word="false" style:vertical-align="baseline"/>
      <style:text-properties officeooo:paragraph-rsid="00217f9e"/>
    </style:style>
    <style:style style:name="P3" style:family="paragraph" style:parent-style-name="paragraph">
      <style:paragraph-properties fo:margin-top="0in" fo:margin-bottom="0in" style:contextual-spacing="false" fo:text-align="start" style:justify-single-word="false" style:vertical-align="baseline"/>
      <style:text-properties officeooo:paragraph-rsid="00217f9e"/>
    </style:style>
    <style:style style:name="P4" style:family="paragraph" style:parent-style-name="paragraph">
      <style:paragraph-properties fo:margin-top="0in" fo:margin-bottom="0in" style:contextual-spacing="false" fo:text-align="start" style:justify-single-word="false" style:vertical-align="baseline"/>
      <style:text-properties officeooo:paragraph-rsid="001e99a8"/>
    </style:style>
    <style:style style:name="P5" style:family="paragraph" style:parent-style-name="paragraph">
      <style:paragraph-properties fo:margin-top="0in" fo:margin-bottom="0in" style:contextual-spacing="false" fo:text-align="start" style:justify-single-word="false" style:vertical-align="baseline"/>
      <style:text-properties officeooo:paragraph-rsid="002011a9"/>
    </style:style>
    <style:style style:name="P6" style:family="paragraph" style:parent-style-name="paragraph">
      <style:paragraph-properties fo:margin-top="0in" fo:margin-bottom="0in" style:contextual-spacing="false" fo:text-align="start" style:justify-single-word="false" style:vertical-align="baseline"/>
      <style:text-properties officeooo:paragraph-rsid="0024cc1e"/>
    </style:style>
    <style:style style:name="P7" style:family="paragraph" style:parent-style-name="paragraph" style:list-style-name="WWNum33">
      <style:paragraph-properties fo:margin-top="0in" fo:margin-bottom="0in" style:contextual-spacing="false" fo:text-align="start" style:justify-single-word="false" style:vertical-align="baseline"/>
      <style:text-properties officeooo:paragraph-rsid="001a9069"/>
    </style:style>
    <style:style style:name="T1" style:family="text">
      <style:text-properties fo:color="#333333" loext:opacity="100%" fo:language="en" fo:country="US"/>
    </style:style>
    <style:style style:name="T2" style:family="text">
      <style:text-properties fo:color="#333333" loext:opacity="100%" fo:font-size="18pt" fo:language="en" fo:country="US" style:font-size-asian="18pt" style:font-size-complex="18pt"/>
    </style:style>
    <style:style style:name="T3" style:family="text">
      <style:text-properties fo:color="#333333" loext:opacity="100%" fo:font-size="18pt" fo:language="en" fo:country="US" officeooo:rsid="001a9069" style:font-size-asian="18pt" style:font-size-complex="18pt"/>
    </style:style>
    <style:style style:name="T4" style:family="text">
      <style:text-properties fo:color="#333333" loext:opacity="100%" fo:font-size="18pt" style:font-size-asian="18pt" style:font-size-complex="18pt"/>
    </style:style>
    <style:style style:name="T5" style:family="text">
      <style:text-properties fo:color="#333333" loext:opacity="100%" fo:font-size="12pt" fo:language="en" fo:country="US" officeooo:rsid="001a9069" style:font-size-asian="10.5pt" style:font-size-complex="12pt"/>
    </style:style>
    <style:style style:name="T6" style:family="text">
      <style:text-properties fo:color="#333333" loext:opacity="100%" fo:font-size="12pt" fo:language="en" fo:country="US" officeooo:rsid="001b8ce1" style:font-size-asian="10.5pt" style:font-size-complex="12pt"/>
    </style:style>
    <style:style style:name="T7" style:family="text">
      <style:text-properties fo:color="#333333" loext:opacity="100%" fo:font-size="12pt" fo:language="en" fo:country="US" officeooo:rsid="001be928" style:font-size-asian="10.5pt" style:font-size-complex="12pt"/>
    </style:style>
    <style:style style:name="T8" style:family="text">
      <style:text-properties fo:color="#333333" loext:opacity="100%" fo:font-size="12pt" fo:language="en" fo:country="US" officeooo:rsid="001e99a8" style:font-size-asian="10.5pt" style:font-size-complex="12pt"/>
    </style:style>
    <style:style style:name="T9" style:family="text">
      <style:text-properties fo:color="#333333" loext:opacity="100%" fo:font-size="12pt" fo:language="en" fo:country="US" officeooo:rsid="002011a9" style:font-size-asian="10.5pt" style:font-size-complex="12pt"/>
    </style:style>
    <style:style style:name="T10" style:family="text">
      <style:text-properties fo:color="#333333" loext:opacity="100%" fo:font-size="12pt" fo:language="en" fo:country="US" officeooo:rsid="00217f9e" style:font-size-asian="10.5pt" style:font-size-complex="12pt"/>
    </style:style>
    <style:style style:name="T11" style:family="text">
      <style:text-properties fo:color="#333333" loext:opacity="100%" fo:font-size="12pt" fo:language="en" fo:country="US" officeooo:rsid="002307c7" style:font-size-asian="10.5pt" style:font-size-complex="12pt"/>
    </style:style>
    <style:style style:name="T12" style:family="text">
      <style:text-properties fo:color="#333333" loext:opacity="100%" fo:font-size="12pt" fo:language="en" fo:country="US" officeooo:rsid="0023cb99" style:font-size-asian="10.5pt" style:font-size-complex="12pt"/>
    </style:style>
    <style:style style:name="T13" style:family="text">
      <style:text-properties fo:color="#333333" loext:opacity="100%" fo:font-size="12pt" fo:language="en" fo:country="US" officeooo:rsid="0024cc1e" style:font-size-asian="10.5pt" style:font-size-complex="12pt"/>
    </style:style>
    <style:style style:name="T14" style:family="text">
      <style:text-properties fo:color="#333333" loext:opacity="100%" fo:font-size="12pt" fo:language="en" fo:country="US" officeooo:rsid="0024fe97" style:font-size-asian="10.5pt" style:font-size-complex="12pt"/>
    </style:style>
    <style:style style:name="T15" style:family="text">
      <style:text-properties officeooo:rsid="002307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normaltextrun"><text:span text:style-name="T3">Self-reflection report</text:span></text:span></text:p>
      <text:p text:style-name="P1"><text:span text:style-name="normaltextrun"><text:span text:style-name="T3"/></text:span></text:p>
      <text:p text:style-name="P1"><text:span text:style-name="normaltextrun"><text:span text:style-name="T5">Everyone in the project had more or less the same experience with working on a project like this. But in those areas where some had more experience that the other. We let the group members with the least experience do it, so everyone would learn as much as possible. Our process was more or less to talk with our customer about what he wanted us to make. Than make issues on GitLab and divide the issues between us. If someone was done with there issues, they could pick another one. We made sure to have enough issues so that everyone always had something to do. After meetings with a supervisor we made GitLab issues based on the feedback we got. We tried to have stand ups every week, where we shared what we have been working on with the rest of the group. </text:span></text:span><text:span text:style-name="normaltextrun"><text:span text:style-name="T6">Our group</text:span></text:span><text:span text:style-name="normaltextrun"><text:span text:style-name="T5"> also had </text:span></text:span><text:span text:style-name="normaltextrun"><text:span text:style-name="T14">a </text:span></text:span><text:span text:style-name="normaltextrun"><text:span text:style-name="T6">messenger-group where we would ask for help if we got stuck and share our progress.</text:span></text:span></text:p>
      <text:p text:style-name="P1"><text:span text:style-name="normaltextrun"><text:span text:style-name="T6"/></text:span></text:p>
      <text:p text:style-name="P1"><text:span text:style-name="normaltextrun"><text:span text:style-name="T6"/></text:span></text:p>
      <text:p text:style-name="P4"><text:span text:style-name="normaltextrun"><text:span text:style-name="T6">My roles in the project was to help develop the program, write documentation such as diagrams and models, and also to arrange meetings with teachers and student assistant. My contribution in the model part of the code was to make the </text:span></text:span><text:span text:style-name="normaltextrun"><text:span text:style-name="T7">Transaction</text:span></text:span><text:span text:style-name="normaltextrun"><text:span text:style-name="T6"> interface, alongside with a </text:span></text:span><text:span text:style-name="normaltextrun"><text:span text:style-name="T7">Income</text:span></text:span><text:span text:style-name="normaltextrun"><text:span text:style-name="T6"> class and a </text:span></text:span><text:span text:style-name="normaltextrun"><text:span text:style-name="T7">Expense</text:span></text:span><text:span text:style-name="normaltextrun"><text:span text:style-name="T6"> class that implements transaction. I also created the </text:span></text:span><text:span text:style-name="normaltextrun"><text:span text:style-name="T7">FileHandling class, that is used to serialize a object of the user class (that stores both accounting and budgets) and write and read the serialized user to and from a .ser file. </text:span></text:span><text:span text:style-name="normaltextrun"><text:span text:style-name="T8">Later in the project I implemented status as a parameter in the Project class and refactored all the rest of the code and tests to support this new parameter. </text:span></text:span><text:span text:style-name="normaltextrun"><text:span text:style-name="T6">I</text:span></text:span><text:span text:style-name="normaltextrun"><text:span text:style-name="T7">n</text:span></text:span><text:span text:style-name="normaltextrun"><text:span text:style-name="T6"> the GUI part of the code </text:span></text:span><text:span text:style-name="normaltextrun"><text:span text:style-name="T7">I made the ViewProject fxml by using SceneBuilder and </text:span></text:span><text:span text:style-name="normaltextrun"><text:span text:style-name="T8">also </text:span></text:span><text:span text:style-name="normaltextrun"><text:span text:style-name="T7">made the ViewProject controller. I made the dark mode functionality, so you can swap between using the program “normally” or to use it in dark mode. I also </text:span></text:span><text:span text:style-name="normaltextrun"><text:span text:style-name="T8">added</text:span></text:span><text:span text:style-name="normaltextrun"><text:span text:style-name="T7"> t</text:span></text:span><text:span text:style-name="normaltextrun"><text:span text:style-name="T8">he color coded projects </text:span></text:span><text:span text:style-name="normaltextrun"><text:span text:style-name="T7">functionality so </text:span></text:span><text:span text:style-name="normaltextrun"><text:span text:style-name="T8">the status of a project is displayed by color in the AllProject scene. In the documentation part of the project I created the domain model and class diagram. I also helped write the vision document and final report. I help create the GitLab wiki st</text:span></text:span><text:span text:style-name="normaltextrun"><text:span text:style-name="T10">r</text:span></text:span><text:span text:style-name="normaltextrun"><text:span text:style-name="T8">ucture and wrote about persistence in the wiki. I also arranged meetings with the student assistant and also sent meeting notice to all meetings with a teacher or student assistant.</text:span></text:span></text:p>
      <text:p text:style-name="P4"><text:span text:style-name="normaltextrun"><text:span text:style-name="T8"/></text:span></text:p>
      <text:p text:style-name="P5"><text:span text:style-name="normaltextrun"><text:span text:style-name="T9">I think the team process was good. A re</text:span></text:span><text:span text:style-name="normaltextrun"><text:span text:style-name="T10">al</text:span></text:span><text:span text:style-name="normaltextrun"><text:span text:style-name="T9">ly smart thing we did was to make the people with the least experience on a part of the project do it, so that every one would learn as much as possible. We didn’t work to fast </text:span></text:span><text:span text:style-name="normaltextrun"><text:span text:style-name="T10">either</text:span></text:span><text:span text:style-name="normaltextrun"><text:span text:style-name="T9">. I felt that I could take good time on each issue I was assigned to, and both learn as much as possible and also resolve the issue in the best way possible. It was great that we created a messenger-group, it made it very easy to ask for help if you needed it, and you often got a reply very quickly. I think the team process became as this because that is what we have learned earlier in this subject and also other subjects, but also the process is pretty similar to the process in prior school projects we have had, like the Lego project from last year. It also helped to have meetings with supervisors and student assistants as mandatory. That forced us to be more structured in our work.</text:span></text:span></text:p>
      <text:p text:style-name="P5"><text:span text:style-name="normaltextrun"><text:span text:style-name="T9"/></text:span></text:p>
      <text:p text:style-name="P3"><text:span text:style-name="normaltextrun"><text:span text:style-name="T10">I have learn</text:span></text:span><text:span text:style-name="normaltextrun"><text:span text:style-name="T11">ed</text:span></text:span><text:span text:style-name="normaltextrun"><text:span text:style-name="T10"> a lot in this project. I have gotten better at coding and documentation, but mainly I have learn</text:span></text:span><text:span text:style-name="normaltextrun"><text:span text:style-name="T11">ed</text:span></text:span><text:span text:style-name="normaltextrun"><text:span text:style-name="T10"> a lot of how to work on a project of this size. I have learned that it is very important to stay organized and structured, and also how important communication is with the rest of the group. It is also very important to ask for help if you get stuck. This project has defiantly learned me a lot, and there are many learning points I will </text:span></text:span><text:span text:style-name="normaltextrun"><text:span text:style-name="T11">t</text:span></text:span><text:span text:style-name="normaltextrun"><text:span text:style-name="T10">ake with me to projects further in my studies.</text:span></text:span></text:p>
      <text:p text:style-name="P3"><text:span text:style-name="normaltextrun"><text:span text:style-name="T10"/></text:span></text:p>
      <text:p text:style-name="P3"><text:span text:style-name="normaltextrun"><text:span text:style-name="T10"/></text:span></text:p>
      <text:p text:style-name="P3"><text:span text:style-name="normaltextrun"><text:span text:style-name="T10"/></text:span></text:p>
      <text:p text:style-name="P3"><text:span text:style-name="normaltextrun"><text:span text:style-name="T10"/></text:span></text:p>
      <text:p text:style-name="P3"><text:span text:style-name="normaltextrun"><text:span text:style-name="T10"/></text:span></text:p>
      <text:p text:style-name="P2"><text:span text:style-name="normaltextrun"><text:span text:style-name="T10"/></text:span></text:p>
      <text:p text:style-name="P6"><text:soft-page-break/><text:span text:style-name="normaltextrun"><text:span text:style-name="T3">Self-reflection report</text:span></text:span></text:p>
      <text:p text:style-name="P6"><text:span text:style-name="normaltextrun"><text:span text:style-name="T3"/></text:span></text:p>
      <text:p text:style-name="P2"><text:span text:style-name="normaltextrun"><text:span text:style-name="T10">Everyone on the project had </text:span></text:span><text:span text:style-name="normaltextrun"><text:span text:style-name="T12">more or less the same</text:span></text:span><text:span text:style-name="normaltextrun"><text:span text:style-name="T10"> experience with working on a project of this scope. </text:span></text:span><text:span text:style-name="normaltextrun"><text:span text:style-name="T13">W</text:span></text:span><text:span text:style-name="normaltextrun"><text:span text:style-name="T10">e made a effort to ensure that everyone had an opportunity to learn and contribute in areas where they may have been less experienced. Our process involved </text:span></text:span><text:span text:style-name="normaltextrun"><text:span text:style-name="T13">having meetings</text:span></text:span><text:span text:style-name="normaltextrun"><text:span text:style-name="T10"> with our customer to identify project requirements, then creating GitLab issues and distributing them amongst the team. We made sure to have a sufficient number of issues available so that everyone had something to work on, and once an issue was completed, team members were free to select another one. After receiving feedback from our supervisor during meetings, we would create new GitLab issues </text:span></text:span><text:span text:style-name="normaltextrun"><text:span text:style-name="T13">covering the feedback</text:span></text:span><text:span text:style-name="normaltextrun"><text:span text:style-name="T10">. We also held weekly stand-up meetings to update the </text:span></text:span><text:span text:style-name="normaltextrun"><text:span text:style-name="T13">rest of the </text:span></text:span><text:span text:style-name="normaltextrun"><text:span text:style-name="T10">team on our progress and ensure everyone was on the same page. </text:span></text:span><text:span text:style-name="normaltextrun"><text:span text:style-name="T13">W</text:span></text:span><text:span text:style-name="normaltextrun"><text:span text:style-name="T10">e </text:span></text:span><text:span text:style-name="normaltextrun"><text:span text:style-name="T13">also made </text:span></text:span><text:span text:style-name="normaltextrun"><text:span text:style-name="T10">a messenger group where team members could ask for help and share updates on their work.</text:span></text:span></text:p>
      <text:p text:style-name="P2"><text:span text:style-name="normaltextrun"><text:span text:style-name="T10"/></text:span></text:p>
      <text:p text:style-name="P2"><text:span text:style-name="normaltextrun"><text:span text:style-name="T10">In the project, I had several roles that included developing the program, writing documentation such as diagrams and models, and arranging meetings with </text:span></text:span><text:span text:style-name="normaltextrun"><text:span text:style-name="T12">a </text:span></text:span><text:span text:style-name="normaltextrun"><text:span text:style-name="T10">teacher </text:span></text:span><text:span text:style-name="normaltextrun"><text:span text:style-name="T12">or a</text:span></text:span><text:span text:style-name="normaltextrun"><text:span text:style-name="T10"> student assistant. My contributions to the code included creating the Transaction interface, along with the Income and Expense classes that implemented it. I also developed the FileHandling class, which was used to serialize a user object (that stored both accounting and budgets) and write/read it from a .ser file. Additionally, I implemented the status parameter in the Project class and refactored the code and tests to support this new parameter. In the GUI part of the code, I created the ViewProject fxml using SceneBuilder and also made the corresponding ViewProject controller. I added the dark mode functionality, enabling users to switch between using the program in "normal" or dark mode. I also implemented the color-coded projects functionality, where the status of a project is displayed by color in the AllProject</text:span></text:span><text:span text:style-name="normaltextrun"><text:span text:style-name="T12">s</text:span></text:span><text:span text:style-name="normaltextrun"><text:span text:style-name="T10"> scene. On the documentation front, I created the domain model and class diagram, and helped write the vision document and final report. I created the GitLab wiki structure and wrote about persistence </text:span></text:span><text:span text:style-name="normaltextrun"><text:span text:style-name="T14">and the domain model</text:span></text:span><text:span text:style-name="normaltextrun"><text:span text:style-name="T10"> in the wiki. Additionally, I was responsible for arranging meetings with the student assistant and sending meeting notices to all meetings with a teacher or student assistant.</text:span></text:span></text:p>
      <text:p text:style-name="P2"><text:span text:style-name="normaltextrun"><text:span text:style-name="T10"/></text:span></text:p>
      <text:p text:style-name="P2"><text:span text:style-name="normaltextrun"><text:span text:style-name="T10">I believe that the team process was effective. One of our strategies, which proved to be very clever, was to assign tasks to the members with the least experience to ensure that everyone had the opportunity to learn as much as possible. We also struck a good balance between working at a reasonable pace and taking the necessary time to complete each task to the best of our ability. The creation of a </text:span></text:span><text:span text:style-name="normaltextrun"><text:span text:style-name="T11">M</text:span></text:span><text:span text:style-name="normaltextrun"><text:span text:style-name="T10">essenger group was a </text:span></text:span><text:span text:style-name="normaltextrun"><text:span text:style-name="T11">good</text:span></text:span><text:span text:style-name="normaltextrun"><text:span text:style-name="T10"> idea because it </text:span></text:span><text:span text:style-name="normaltextrun"><text:span text:style-name="T11">made it</text:span></text:span><text:span text:style-name="normaltextrun"><text:span text:style-name="T10"> easy </text:span></text:span><text:span text:style-name="normaltextrun"><text:span text:style-name="T11">to communicate</text:span></text:span><text:span text:style-name="normaltextrun"><text:span text:style-name="T10"> and provided quick </text:span></text:span><text:span text:style-name="normaltextrun"><text:span text:style-name="T12">help if we got stuck</text:span></text:span><text:span text:style-name="normaltextrun"><text:span text:style-name="T10">. I think our team process was influenced by what we had learned in previous courses, as well as in previous school projects such as the Lego project we did last year. Additionally, having mandatory meetings with supervisors and student assistants helped us to stay organized and focused throughout the project. Overall, I believe that our team process was effective, efficient </text:span></text:span><text:span text:style-name="normaltextrun"><text:span text:style-name="T12">and </text:span></text:span><text:span text:style-name="normaltextrun"><text:span text:style-name="T10">instructive.</text:span></text:span></text:p>
      <text:p text:style-name="P2"><text:span text:style-name="normaltextrun"><text:span text:style-name="T10"/></text:span></text:p>
      <text:p text:style-name="P2"><text:span text:style-name="normaltextrun"><text:span text:style-name="T10">Throughout the course of this project, I have gained a wealth of knowledge and experience. Notably, my coding and documentation skills have improved significantly. However, the most valuable lesson I have learned is how to effectively work on a project of this scale. I have come to understand the critical importance of organization, structure, and clear communication within a team. Additionally, I have learned to recognize the significance of asking for help when faced with </text:span></text:span><text:soft-page-break/><text:span text:style-name="normaltextrun"><text:span text:style-name="T10">challenges. </text:span></text:span><text:span text:style-name="normaltextrun"><text:span text:style-name="T11">The</text:span></text:span> project has provided me with numerous learning opportunities that will be valuable for future endeavors in my studies. </text:p>
      <text:p text:style-name="P2"><text:span text:style-name="normaltextrun"><text:span text:style-name="T10"/></text:span></text:p>
      <text:p text:style-name="P2"><text:span text:style-name="normaltextrun"><text:span text:style-name="T10">Overall, this project was a great learning experience. The team process was well-structured, with clear communication channels and a focus on collaboration and learning. By allowing team members with less experience to take on certain tasks, everyone was able to learn and grow. The process of creating GitLab issues, holding regular stand-ups and </text:span></text:span><text:span text:style-name="normaltextrun"><text:span text:style-name="T11">getting</text:span></text:span><text:span text:style-name="normaltextrun"><text:span text:style-name="T10"> feedback from supervisors helped to keep the project on track. </text:span></text:span><text:span text:style-name="normaltextrun"><text:span text:style-name="T11">I</text:span></text:span> were able to contribute to several parts of the project, including coding, documentation, and arranging meetings. This allowed <text:span text:style-name="T15">me</text:span> to develop new skills and refine existing ones. <text:span text:style-name="T15">I</text:span> also learned the importance of staying organized, structured, and communicating effectively with the rest of the team. Looking ahead, there are elements of this project that <text:span text:style-name="T15">I</text:span> would like to explore further. For example, <text:span text:style-name="T15">I</text:span> could delve deeper into the GUI design or investigate different file handling techniques. Overall, <text:span text:style-name="T15">my</text:span> opinion of the team, process, and project is positive, and <text:span text:style-name="T15">I</text:span> feel that this experience has taught <text:span text:style-name="T15">me</text:span> valuable lessons that will serve <text:span text:style-name="T15">me</text:span> well in future projects.</text:p>
      <text:p text:style-name="P3"><text:span text:style-name="normaltextrun"><text:span text:style-name="T10"/></text:span></text:p>
      <text:p text:style-name="P1"><text:span text:style-name="normaltextrun"><text:span text:style-name="T2"/></text:span></text:p>
      <text:p text:style-name="P1"><text:span text:style-name="normaltextrun"><text:span text:style-name="T2"/></text:span></text:p>
      <text:p text:style-name="P1"><text:span text:style-name="normaltextrun"><text:span text:style-name="T2"/></text:span></text:p>
      <text:p text:style-name="P1"><text:span text:style-name="normaltextrun"><text:span text:style-name="T2"/></text:span></text:p>
      <text:p text:style-name="P1"><text:span text:style-name="normaltextrun"><text:span text:style-name="T2"/></text:span></text:p>
      <text:p text:style-name="P1"><text:span text:style-name="normaltextrun"><text:span text:style-name="T2"/></text:span></text:p>
      <text:p text:style-name="P1"><text:span text:style-name="normaltextrun"><text:span text:style-name="T2">Final individual deliverable </text:span></text:span><text:span text:style-name="eop"><text:span text:style-name="T4"> </text:span></text:span></text:p>
      <text:p text:style-name="P1"><text:span text:style-name="normaltextrun"><text:span text:style-name="T1">A self-reflection report prepared individually and uploaded on blackboard in which you reflect on your contribution to the group, what you think went well and not well from your side and how the team functioned.</text:span></text:span><text:span text:style-name="eop"><text:span text:style-name="T1"> </text:span></text:span></text:p>
      <text:list xml:id="list3514462762" text:style-name="WWNum33">
        <text:list-item>
          <text:p text:style-name="P7"><text:span text:style-name="normaltextrun"><text:span text:style-name="T1">Your name and Team number.</text:span></text:span></text:p>
        </text:list-item>
        <text:list-item>
          <text:p text:style-name="P7"><text:span text:style-name="normaltextrun"><text:span text:style-name="T1">Describe the team-process as you perceive it (what went well or not) <text:s/></text:span></text:span></text:p>
        </text:list-item>
        <text:list-item>
          <text:p text:style-name="P7"><text:span text:style-name="normaltextrun"><text:span text:style-name="T1">Describe your contribution and role in this project</text:span></text:span></text:p>
        </text:list-item>
        <text:list-item>
          <text:p text:style-name="P7"><text:span text:style-name="normaltextrun"><text:span text:style-name="T1">Analyze your teams process and your own contribution and role (why do you think the team process became as you describe it?)</text:span></text:span></text:p>
        </text:list-item>
        <text:list-item>
          <text:p text:style-name="P7"><text:span text:style-name="normaltextrun"><text:span text:style-name="T1">Looking forward - if you find yourself in a similar situation - based on the experiences from this project how would you act? Experience gained in this project: will it impact your further studies?</text:span></text:span></text:p>
        </text:list-item>
        <text:list-item>
          <text:p text:style-name="P7"><text:span text:style-name="normaltextrun"><text:span text:style-name="T1">Conclusion - What have you learned (learning outcomes), are there elements from this project you would want to explore even further. Your overall opinion of the team, process and project.</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aragraph" style:family="paragraph" style:parent-style-name="Standard">
      <style:paragraph-properties fo:margin-left="0in" fo:margin-right="0in" fo:margin-top="0.1945in" fo:margin-bottom="0.1945in" style:contextual-spacing="false" fo:text-indent="0in" style:auto-text-indent="false"/>
      <style:text-properties fo:language="nb" fo:country="NO" style:language-asian="nb" style:country-asian="NO"/>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Default_20_Paragraph_20_Font" style:display-name="Default Paragraph Font" style:family="text"/>
    <style:style style:name="normaltextrun" style:family="text" style:parent-style-name="Default_20_Paragraph_20_Font"/>
    <style:style style:name="eop" style:family="text" style:parent-style-name="Default_20_Paragraph_20_Fon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3">
      <text:list-level-style-bullet text:level="1" text:style-name="ListLabel_20_29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29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1T17:59:17.673225502</meta:creation-date>
    <dc:date>2023-04-28T07:51:52.219082719</dc:date>
    <meta:editing-duration>PT15M37S</meta:editing-duration>
    <meta:editing-cycles>4</meta:editing-cycles>
    <meta:generator>LibreOffice/7.3.7.2$Linux_X86_64 LibreOffice_project/30$Build-2</meta:generator>
    <meta:document-statistic meta:table-count="0" meta:image-count="0" meta:object-count="0" meta:page-count="3" meta:paragraph-count="19" meta:word-count="1641" meta:character-count="9567" meta:non-whitespace-character-count="7945"/>
  </office:meta>
</office:document-meta>
</file>